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epal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पूर्वाधा? सुधा?</text:p>
          </table:table-cell>
          <table:table-cell office:value-type="string" calcext:value-type="string">
            <text:p>सŠक, !ु६पाथ तथा पार्किग)</text:p>
          </table:table-cell>
          <table:table-cell office:value-type="float" office:value="538000000" calcext:value-type="float">
            <text:p>53800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पूर्वाधा? सुधा?</text:p>
          </table:table-cell>
          <table:table-cell office:value-type="string" calcext:value-type="string">
            <text:p>Šक बत्ति œने।बि।प्रा।लाई दिन </text:p>
          </table:table-cell>
          <table:table-cell office:value-type="float" office:value="39550000" calcext:value-type="float">
            <text:p>3955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पूर्वाधा? सुधा?</text:p>
          </table:table-cell>
          <table:table-cell office:value-type="string" calcext:value-type="string">
            <text:p>वŠा स्त?ीय विकास नया) À योजना</text:p>
          </table:table-cell>
          <table:table-cell office:value-type="float" office:value="122000000" calcext:value-type="float">
            <text:p>12200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पूर्वाधा? सुधा?</text:p>
          </table:table-cell>
          <table:table-cell office:value-type="string" calcext:value-type="string">
            <text:p>जग्गा मुआव्जा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पूर्वाधा? सुधा?</text:p>
          </table:table-cell>
          <table:table-cell office:value-type="string" calcext:value-type="string">
            <text:p>क्षतिपूर्ति तथा अन्य मुआव्जा</text:p>
          </table:table-cell>
          <table:table-cell office:value-type="float" office:value="1500000" calcext:value-type="float">
            <text:p>150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?०ा सुधा?</text:p>
          </table:table-cell>
          <table:table-cell office:value-type="string" calcext:value-type="string">
            <text:p>९ल निकास</text:p>
          </table:table-cell>
          <table:table-cell office:value-type="float" office:value="5000000" calcext:value-type="float">
            <text:p>500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?०ा सुधा?</text:p>
          </table:table-cell>
          <table:table-cell office:value-type="string" calcext:value-type="string">
            <text:p>खानेपानी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?०ा सुधा?</text:p>
          </table:table-cell>
          <table:table-cell office:value-type="string" calcext:value-type="string">
            <text:p>पार्कहरु</text:p>
          </table:table-cell>
          <table:table-cell office:value-type="float" office:value="28350000" calcext:value-type="float">
            <text:p>2835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?०ा सुधा?</text:p>
          </table:table-cell>
          <table:table-cell office:value-type="string" calcext:value-type="string">
            <text:p>सार्बजनिक शौचालय</text:p>
          </table:table-cell>
          <table:table-cell office:value-type="float" office:value="600000" calcext:value-type="float">
            <text:p>60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?०ा सुधा?</text:p>
          </table:table-cell>
          <table:table-cell office:value-type="string" calcext:value-type="string">
            <text:p>ल्या०Š!िल्Š œ६«ान्स!? स्६ेशन ब्यÀ</text:p>
          </table:table-cell>
          <table:table-cell office:value-type="float" office:value="30600000" calcext:value-type="float">
            <text:p>3060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?०ा सुधा?</text:p>
          </table:table-cell>
          <table:table-cell office:value-type="string" calcext:value-type="string">
            <text:p>क्षेत्र(सŠक स?(स!ाई खर्च</text:p>
          </table:table-cell>
          <table:table-cell office:value-type="float" office:value="5000000" calcext:value-type="float">
            <text:p>500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ामाजिक सेवा</text:p>
          </table:table-cell>
          <table:table-cell office:value-type="string" calcext:value-type="string">
            <text:p>हस्पि६ल œअकुपञ्च?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(स्वास्थ्य</text:p>
          </table:table-cell>
          <table:table-cell office:value-type="string" calcext:value-type="string">
            <text:p>मृत जीवजन्तु सद्गत</text:p>
          </table:table-cell>
          <table:table-cell office:value-type="float" office:value="2500000" calcext:value-type="float">
            <text:p>250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(स्वास्थ्य</text:p>
          </table:table-cell>
          <table:table-cell office:value-type="string" calcext:value-type="string">
            <text:p>५ाŠागाई नियन्त्र०ा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(स्वास्थ्य</text:p>
          </table:table-cell>
          <table:table-cell office:value-type="string" calcext:value-type="string">
            <text:p>भुस्याहा कुकु? नियन्त्र०ा</text:p>
          </table:table-cell>
          <table:table-cell office:value-type="float" office:value="2300000" calcext:value-type="float">
            <text:p>23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माज कल्या०ा अन्य सेवा</text:p>
          </table:table-cell>
          <table:table-cell office:value-type="string" calcext:value-type="string">
            <text:p>बाल श्रमिक कार्यक्रम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माज कल्या०ा अन्य सेवा</text:p>
          </table:table-cell>
          <table:table-cell office:value-type="string" calcext:value-type="string">
            <text:p>जन(चेतना अभियान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माज कल्या०ा अन्य सेवा</text:p>
          </table:table-cell>
          <table:table-cell office:value-type="string" calcext:value-type="string">
            <text:p>सामुदायिक विकास</text:p>
          </table:table-cell>
          <table:table-cell office:value-type="float" office:value="153600000" calcext:value-type="float">
            <text:p>1536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माज कल्या०ा अन्य सेवा</text:p>
          </table:table-cell>
          <table:table-cell office:value-type="string" calcext:value-type="string">
            <text:p>प्रकोप र विपद व्यवस्थापन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माज कल्या०ा अन्य सेवा</text:p>
          </table:table-cell>
          <table:table-cell office:value-type="string" calcext:value-type="string">
            <text:p>शिक्षा तथा खेलकूद</text:p>
          </table:table-cell>
          <table:table-cell office:value-type="float" office:value="13100000" calcext:value-type="float">
            <text:p>1310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माज कल्या०ा अन्य सेवा</text:p>
          </table:table-cell>
          <table:table-cell office:value-type="string" calcext:value-type="string">
            <text:p>बिभिन्न स)३स)स्थालाई कार्यक्रम अनुदा</text:p>
          </table:table-cell>
          <table:table-cell office:value-type="float" office:value="2500000" calcext:value-type="float">
            <text:p>250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(स्वास्थ्य अन्य सेवा</text:p>
          </table:table-cell>
          <table:table-cell office:value-type="string" calcext:value-type="string">
            <text:p>?ाष्६ि«य भि६ामिन “ए” कार्यक्रम</text:p>
          </table:table-cell>
          <table:table-cell office:value-type="float" office:value="1200000" calcext:value-type="float">
            <text:p>120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(स्वास्थ्य अन्य सेवा</text:p>
          </table:table-cell>
          <table:table-cell office:value-type="string" calcext:value-type="string">
            <text:p>महामा?ी ?ोग नियन्त्र०ा</text:p>
          </table:table-cell>
          <table:table-cell office:value-type="float" office:value="1800000" calcext:value-type="float">
            <text:p>180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(स्वास्थ्य अन्य सेवा</text:p>
          </table:table-cell>
          <table:table-cell office:value-type="string" calcext:value-type="string">
            <text:p>खाद्य सु?क्षा सम्बन्धी कार्यक्रम</text:p>
          </table:table-cell>
          <table:table-cell office:value-type="float" office:value="7150000" calcext:value-type="float">
            <text:p>715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(स्वास्थ्य अन्य सेवा</text:p>
          </table:table-cell>
          <table:table-cell office:value-type="string" calcext:value-type="string">
            <text:p>स्वास्थ्य शिवि?</text:p>
          </table:table-cell>
          <table:table-cell office:value-type="float" office:value="1350000" calcext:value-type="float">
            <text:p>135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(स्वास्थ्य अन्य सेवा</text:p>
          </table:table-cell>
          <table:table-cell office:value-type="string" calcext:value-type="string">
            <text:p>कर्मचा?ी स्वास्थ्य प?ीक्ष०ा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(स्वास्थ्य अन्य सेवा</text:p>
          </table:table-cell>
          <table:table-cell office:value-type="string" calcext:value-type="string">
            <text:p>ज्क्ष्ख्रब्क्ष्म्क् म्बन्धी कार्यक्रम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(स्वास्थ्य अन्य सेवा</text:p>
          </table:table-cell>
          <table:table-cell office:value-type="string" calcext:value-type="string">
            <text:p>क्षय?ोग नियन्त्र०ा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(स्वास्थ्य अन्य सेवा</text:p>
          </table:table-cell>
          <table:table-cell office:value-type="string" calcext:value-type="string">
            <text:p>जनस्वास्थ्य म्बन्धी अन्य कार्य</text:p>
          </table:table-cell>
          <table:table-cell office:value-type="float" office:value="18840000" calcext:value-type="float">
            <text:p>1884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म्पदारपर्य६न अन्य सेवा</text:p>
          </table:table-cell>
          <table:table-cell office:value-type="string" calcext:value-type="string">
            <text:p>हनúमान ९ोका स)?क्ष०ा आयोजना</text:p>
          </table:table-cell>
          <table:table-cell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म्पदारपर्य६न अन्य सेवा</text:p>
          </table:table-cell>
          <table:table-cell office:value-type="string" calcext:value-type="string">
            <text:p>सम्पदा स)?क्ष०ा अन्य कार्यक्रम</text:p>
          </table:table-cell>
          <table:table-cell office:value-type="float" office:value="42500000" calcext:value-type="float">
            <text:p>425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म्पदारपर्य६न अन्य सेवा</text:p>
          </table:table-cell>
          <table:table-cell office:value-type="string" calcext:value-type="string">
            <text:p>योजनाहरु</text:p>
          </table:table-cell>
          <table:table-cell office:value-type="float" office:value="75500000" calcext:value-type="float">
            <text:p>7550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ञ्चा? अन्य</text:p>
          </table:table-cell>
          <table:table-cell office:value-type="string" calcext:value-type="string">
            <text:p>उप(क?०ा मर्मत सम्भा?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ञ्चा? अन्य</text:p>
          </table:table-cell>
          <table:table-cell office:value-type="string" calcext:value-type="string">
            <text:p>प्रत्यक्ष प्रसा?०ा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ञ्चा? अन्य</text:p>
          </table:table-cell>
          <table:table-cell office:value-type="string" calcext:value-type="string">
            <text:p>प्रेस भे६३ा६ कार्यक्रम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ञ्चा? अन्य</text:p>
          </table:table-cell>
          <table:table-cell office:value-type="string" calcext:value-type="string">
            <text:p>महानग? बúले६ीनरपत्रिका प्रकाशन</text:p>
          </table:table-cell>
          <table:table-cell office:value-type="float" office:value="1250000" calcext:value-type="float">
            <text:p>125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ञ्चा? अन्य</text:p>
          </table:table-cell>
          <table:table-cell office:value-type="string" calcext:value-type="string">
            <text:p>प्रबर्४नात्मक सामाग्री र कार्यक्रम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ञ्चा? अन्य</text:p>
          </table:table-cell>
          <table:table-cell office:value-type="string" calcext:value-type="string">
            <text:p>नया) स्६ूŠियो निर्मा०ा तथा पार्६ीशन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ञ्चा? अन्य</text:p>
          </table:table-cell>
          <table:table-cell office:value-type="string" calcext:value-type="string">
            <text:p>वार्षिक उत्सव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ञ्चा? अन्य</text:p>
          </table:table-cell>
          <table:table-cell office:value-type="string" calcext:value-type="string">
            <text:p>पुस्तकालय व्यवस्था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ञ्चा? अन्य</text:p>
          </table:table-cell>
          <table:table-cell office:value-type="string" calcext:value-type="string">
            <text:p>हाम्रो का७माŠौ) कार्यक्रम ( नेपाल ६े</text:p>
          </table:table-cell>
          <table:table-cell office:value-type="float" office:value="6500000" calcext:value-type="float">
            <text:p>650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ञ्चा? अन्य</text:p>
          </table:table-cell>
          <table:table-cell office:value-type="string" calcext:value-type="string">
            <text:p>?ोयल्६ीरपु?स्का?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ञ्चा? अन्य</text:p>
          </table:table-cell>
          <table:table-cell office:value-type="string" calcext:value-type="string">
            <text:p>सूचना तथा सञ्चा? मन्त्रालय ?ोयल्६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ञ्चा? अन्य</text:p>
          </table:table-cell>
          <table:table-cell office:value-type="string" calcext:value-type="string">
            <text:p>सूचना तथा सञ्चा?का अन्य कार्य</text:p>
          </table:table-cell>
          <table:table-cell office:value-type="float" office:value="3200000" calcext:value-type="float">
            <text:p>320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ार्वजनिक निर्मा०ा अन्य सेवा</text:p>
          </table:table-cell>
          <table:table-cell office:value-type="string" calcext:value-type="string">
            <text:p>चालÒ योजना</text:p>
          </table:table-cell>
          <table:table-cell office:value-type="float" office:value="260000000" calcext:value-type="float">
            <text:p>26000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ार्वजनिक निर्मा०ा अन्य सेवा</text:p>
          </table:table-cell>
          <table:table-cell office:value-type="string" calcext:value-type="string">
            <text:p>नया) योजनाहरु (अन्य</text:p>
          </table:table-cell>
          <table:table-cell office:value-type="float" office:value="38000000" calcext:value-type="float">
            <text:p>380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प्र०ााली अन्य सेवा</text:p>
          </table:table-cell>
          <table:table-cell office:value-type="string" calcext:value-type="string">
            <text:p>सूचना प्र०ााली केन्द्र</text:p>
          </table:table-cell>
          <table:table-cell office:value-type="float" office:value="34900000" calcext:value-type="float">
            <text:p>3490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शह?ी विकास अन्य सेवा</text:p>
          </table:table-cell>
          <table:table-cell office:value-type="string" calcext:value-type="string">
            <text:p>शह?ी योजना</text:p>
          </table:table-cell>
          <table:table-cell office:value-type="float" office:value="220450000" calcext:value-type="float">
            <text:p>22045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महिला विकास कार्यक्रम</text:p>
          </table:table-cell>
          <table:table-cell office:value-type="string" calcext:value-type="string">
            <text:p>महिला सिपमुलक कार्यक्रम</text:p>
          </table:table-cell>
          <table:table-cell office:value-type="float" office:value="2500000" calcext:value-type="float">
            <text:p>25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महिला विकास कार्यक्रम</text:p>
          </table:table-cell>
          <table:table-cell office:value-type="string" calcext:value-type="string">
            <text:p>महिला तथा बाल विकास कार्यक्रम</text:p>
          </table:table-cell>
          <table:table-cell office:value-type="float" office:value="10250000" calcext:value-type="float">
            <text:p>1025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बिशेष कार्यक्रम</text:p>
          </table:table-cell>
          <table:table-cell office:value-type="string" calcext:value-type="string">
            <text:p>का७माŠौ) सफा शह? कार्यक्रम</text:p>
          </table:table-cell>
          <table:table-cell office:value-type="float" office:value="5000000" calcext:value-type="float">
            <text:p>500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बिशेष कार्यक्रम</text:p>
          </table:table-cell>
          <table:table-cell office:value-type="string" calcext:value-type="string">
            <text:p>दक्षि०ा एशियाली सहयोग स))ग७न सार्क</text:p>
          </table:table-cell>
          <table:table-cell office:value-type="float" office:value="650000000" calcext:value-type="float">
            <text:p>65000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?ाजस्व अन्य सेवा</text:p>
          </table:table-cell>
          <table:table-cell office:value-type="string" calcext:value-type="string">
            <text:p>विविध कार्यक्रम</text:p>
          </table:table-cell>
          <table:table-cell office:value-type="float" office:value="21600000" calcext:value-type="float">
            <text:p>2160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?०ा अन्य सेवा</text:p>
          </table:table-cell>
          <table:table-cell office:value-type="string" calcext:value-type="string">
            <text:p>दशै) तिहा?मा बिशेष 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?०ा अन्य सेवा</text:p>
          </table:table-cell>
          <table:table-cell office:value-type="string" calcext:value-type="string">
            <text:p>पार्क ञ्चालन खर्च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?०ा अन्य सेवा</text:p>
          </table:table-cell>
          <table:table-cell office:value-type="string" calcext:value-type="string">
            <text:p>वाताव?०ा विभाग अन्य कार्य</text:p>
          </table:table-cell>
          <table:table-cell office:value-type="float" office:value="40035000" calcext:value-type="float">
            <text:p>40035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?०ा अन्य सेवा</text:p>
          </table:table-cell>
          <table:table-cell office:value-type="string" calcext:value-type="string">
            <text:p>समÒदाय प?िचालन कार्यक्रम</text:p>
          </table:table-cell>
          <table:table-cell office:value-type="float" office:value="18450000" calcext:value-type="float">
            <text:p>1845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?०ा अन्य सेवा</text:p>
          </table:table-cell>
          <table:table-cell office:value-type="string" calcext:value-type="string">
            <text:p>विगत वर्षका योजना œकार्यसम्पन्नÀ</text:p>
          </table:table-cell>
          <table:table-cell office:value-type="float" office:value="20000000" calcext:value-type="float">
            <text:p>2000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?०ा अन्य सेवा</text:p>
          </table:table-cell>
          <table:table-cell office:value-type="string" calcext:value-type="string">
            <text:p>सफाई सम्बन्धी कर्मचा?ी पा?िश्रमिक</text:p>
          </table:table-cell>
          <table:table-cell office:value-type="float" office:value="240000000" calcext:value-type="float">
            <text:p>24000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?०ा अन्य सेवा</text:p>
          </table:table-cell>
          <table:table-cell office:value-type="string" calcext:value-type="string">
            <text:p>सफाई सम्बन्धी कर्मचा?ी अन्य सुबिध</text:p>
          </table:table-cell>
          <table:table-cell office:value-type="float" office:value="62000000" calcext:value-type="float">
            <text:p>6200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?०ा अन्य सेवा</text:p>
          </table:table-cell>
          <table:table-cell office:value-type="string" calcext:value-type="string">
            <text:p>सफाई कार्यको लागि इन्धन खच</text:p>
          </table:table-cell>
          <table:table-cell office:value-type="float" office:value="100000000" calcext:value-type="float">
            <text:p>10000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?०ा अन्य सेवा</text:p>
          </table:table-cell>
          <table:table-cell office:value-type="string" calcext:value-type="string">
            <text:p>स)यन्त्र मर्मत, लुब्रिके०६्स तथा अन्य</text:p>
          </table:table-cell>
          <table:table-cell office:value-type="float" office:value="44000000" calcext:value-type="float">
            <text:p>4400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अन्तर्?ाष्६ि«य सम्बन्ध अन्य सेवा</text:p>
          </table:table-cell>
          <table:table-cell office:value-type="string" calcext:value-type="string">
            <text:p>भगिनी शह? सम्बन्धी कार्यक्रम</text:p>
          </table:table-cell>
          <table:table-cell office:value-type="float" office:value="6000000" calcext:value-type="float">
            <text:p>600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अन्तर्?ाष्६ि«य सम्बन्ध अन्य सेवा</text:p>
          </table:table-cell>
          <table:table-cell office:value-type="string" calcext:value-type="string">
            <text:p>प्रबर्४नात्मक सामाग्री र कार्यक्रम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भागृह तथा उद्यान व्यवस्थापन</text:p>
          </table:table-cell>
          <table:table-cell office:value-type="string" calcext:value-type="string">
            <text:p>?ाष्६ि«य सभागृह विकास</text:p>
          </table:table-cell>
          <table:table-cell office:value-type="float" office:value="3690000" calcext:value-type="float">
            <text:p>369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भागृह तथा उद्यान व्यवस्थापन</text:p>
          </table:table-cell>
          <table:table-cell office:value-type="string" calcext:value-type="string">
            <text:p>श)खध?पार्क विकास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भागृह तथा उद्यान व्यवस्थापन</text:p>
          </table:table-cell>
          <table:table-cell office:value-type="string" calcext:value-type="string">
            <text:p>?ानी पोख?ी विकास</text:p>
          </table:table-cell>
          <table:table-cell office:value-type="float" office:value="8970000" calcext:value-type="float">
            <text:p>897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भागृह तथा उद्यान व्यवस्थापन</text:p>
          </table:table-cell>
          <table:table-cell office:value-type="string" calcext:value-type="string">
            <text:p>बाइसधा?ा उद्यान विकास</text:p>
          </table:table-cell>
          <table:table-cell office:value-type="float" office:value="13845000" calcext:value-type="float">
            <text:p>13845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भागृह तथा उद्यान व्यवस्थापन</text:p>
          </table:table-cell>
          <table:table-cell office:value-type="string" calcext:value-type="string">
            <text:p>श)खपार्क विकास</text:p>
          </table:table-cell>
          <table:table-cell office:value-type="float" office:value="2400000" calcext:value-type="float">
            <text:p>240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बित्त अन्य कार्य</text:p>
          </table:table-cell>
          <table:table-cell office:value-type="string" calcext:value-type="string">
            <text:p>बृहत कम्प्यु६? स!्६वेय? निर्मा०ा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बित्त अन्य कार्य</text:p>
          </table:table-cell>
          <table:table-cell office:value-type="string" calcext:value-type="string">
            <text:p>वजे६ सड्ढलन, मस्यौदा, पुस्तिका तया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दमकल सञ्चालन तथा व्यवस्थापन</text:p>
          </table:table-cell>
          <table:table-cell office:value-type="string" calcext:value-type="string">
            <text:p>अग्नि नियन्त्र०ा सामाग्री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दमकल सञ्चालन तथा व्यवस्थापन</text:p>
          </table:table-cell>
          <table:table-cell office:value-type="string" calcext:value-type="string">
            <text:p>दमकल मर्मत सम्भा?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दमकल सञ्चालन तथा व्यवस्थापन</text:p>
          </table:table-cell>
          <table:table-cell office:value-type="string" calcext:value-type="string">
            <text:p>कर्मचा?ी तलब सुबिधा</text:p>
          </table:table-cell>
          <table:table-cell office:value-type="float" office:value="7800000" calcext:value-type="float">
            <text:p>78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दमकल सञ्चालन तथा व्यवस्थापन</text:p>
          </table:table-cell>
          <table:table-cell office:value-type="string" calcext:value-type="string">
            <text:p>दमकल सञ्चालन व्यवस्थापन अन्य</text:p>
          </table:table-cell>
          <table:table-cell office:value-type="float" office:value="450000" calcext:value-type="float">
            <text:p>45000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आयोजनाहरुको कार्य</text:p>
          </table:table-cell>
          <table:table-cell office:value-type="string" calcext:value-type="string">
            <text:p>सार्वजनिक नीजि साझेदा?ी कार्यक्रम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आयोजनाहरुको कार्य</text:p>
          </table:table-cell>
          <table:table-cell office:value-type="string" calcext:value-type="string">
            <text:p>नयाबजा? स्थित जुŠो हल स)चालन</text:p>
          </table:table-cell>
          <table:table-cell office:value-type="float" office:value="3500000" calcext:value-type="float">
            <text:p>3500000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आयोजनाहरुको कार्य</text:p>
          </table:table-cell>
          <table:table-cell office:value-type="string" calcext:value-type="string">
            <text:p>आयोजना सचालन अनुदान</text:p>
          </table:table-cell>
          <table:table-cell office:value-type="float" office:value="40000000" calcext:value-type="float">
            <text:p>40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00/00/0000</text:date>, <text:time style:data-style-name="N2" text:time-value="14:57:05.9655053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4:24:08.826710686</meta:creation-date>
    <dc:date>2015-01-22T15:05:23.121165862</dc:date>
    <meta:editing-duration>PT5M5S</meta:editing-duration>
    <meta:editing-cycles>6</meta:editing-cycles>
    <meta:generator>LibreOffice/4.2.4.2$Linux_x86 LibreOffice_project/420m0$Build-2</meta:generator>
    <meta:document-statistic meta:table-count="1" meta:cell-count="312" meta:object-count="0"/>
  </office:meta>
</office:document-meta>
</file>